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gvSIG&lt;/h1&gt;</text:p>
      <text:p text:style-name="P1">&lt;h2&gt;About&lt;/h2&gt;</text:p>
      <text:p text:style-name="P1">&lt;p&gt;</text:p>
      <text:p text:style-name="P1"> <text:s/>&lt;a href="http://gvsig.org"&gt;gvSIG&lt;/a&gt; is a Geographic Information </text:p>
      <text:p text:style-name="P1"> <text:s/>System (GIS), that is, a desktop application designed for capturing, </text:p>
      <text:p text:style-name="P1"> <text:s/>storing, handling, analyzing and deploying any kind of referenced </text:p>
      <text:p text:style-name="P1"> <text:s/>geographic information in order to solve complex management and</text:p>
      <text:p text:style-name="P1"> <text:s/>planning problems. gvSIG is known for having a user-friendly</text:p>
      <text:p text:style-name="P1"> <text:s/>interface, being able to access the most common formats, both vector</text:p>
      <text:p text:style-name="P1"> <text:s/>and raster ones. It features a wide range of tools for working with</text:p>
      <text:p text:style-name="P1"> <text:s/>geographic-like information (query tools, layout creation, </text:p>
      <text:p text:style-name="P1"> <text:s/>geoprocessing, networks, etc.), which turns gvSIG into the ideal tool</text:p>
      <text:p text:style-name="P1"> <text:s/>for users working in the land realm.</text:p>
      <text:p text:style-name="P1">&lt;/p&gt;</text:p>
      <text:p text:style-name="Normal"/>
      <text:p text:style-name="P1">&lt;h2&gt;Running&lt;/h2&gt;</text:p>
      <text:p text:style-name="P1"><text:tab/>&lt;p&gt;</text:p>
      <text:p text:style-name="P1"><text:tab/><text:tab/>To run gvSIG on the Live DVD, click on the gvSIG icon</text:p>
      <text:p text:style-name="P1"><text:tab/><text:tab/>on the desktop.</text:p>
      <text:p text:style-name="P1"><text:tab/>&lt;/p&gt;</text:p>
      <text:p text:style-name="Normal"><text:tab/></text:p>
      <text:p text:style-name="P1"><text:tab/>&lt;h3&gt;Loading geodata&lt;/h3&gt;</text:p>
      <text:p text:style-name="P1"><text:tab/>&lt;p&gt;</text:p>
      <text:p text:style-name="P1"><text:tab/><text:tab/>gvSIG can load lots of local data (raster and vector formats)</text:p>
      <text:p text:style-name="P1"><text:tab/><text:tab/>as well as any OGC service (WxS) and other propietary formats</text:p>
      <text:p text:style-name="P1"><text:tab/><text:tab/>like ArcIMS or Oracle databases. Open gvSIG, create a view, set</text:p>
      <text:p text:style-name="P1"><text:tab/><text:tab/>up your working projection (view properties) and start adding</text:p>
      <text:p text:style-name="P1"><text:tab/><text:tab/>geodata with the &lt;em&gt;View-&gt;Add layer&lt;/em&gt; dialog.</text:p>
      <text:p text:style-name="P1"><text:tab/>&lt;/p&gt;</text:p>
      <text:p text:style-name="Normal"><text:tab/></text:p>
      <text:p text:style-name="P1"><text:tab/>&lt;p&gt;</text:p>
      <text:p text:style-name="P1"><text:tab/><text:tab/>You can load several shapefiles and images from </text:p>
      <text:p text:style-name="P1"><text:tab/><text:tab/>&lt;tt&gt;/usr/local/share/openjump-data&lt;/tt&gt; or</text:p>
      <text:p text:style-name="P1"><text:tab/><text:tab/>&lt;tt&gt;/usr/local/share/qgis-data&lt;/tt&gt; as well as any other</text:p>
      <text:p text:style-name="P1"><text:tab/><text:tab/>sample data loaded or OGC service configured on the disc.</text:p>
      <text:p text:style-name="P1"><text:tab/>&lt;/p&gt;</text:p>
      <text:p text:style-name="Normal"><text:tab/></text:p>
      <text:p text:style-name="Normal"><text:tab/></text:p>
      <text:p text:style-name="P1"> <text:s/><text:tab/>&lt;h3&gt;Example Projects&lt;/h3&gt;</text:p>
      <text:p text:style-name="P1"> <text:tab/>&lt;p&gt;</text:p>
      <text:p text:style-name="P1"><text:tab/><text:tab/>There is a sample project at </text:p>
      <text:p text:style-name="P1"><text:tab/><text:tab/>&lt;tt&gt;/home/user/gvSIG/sample-project.gvp&lt;/tt&gt; folder. You can</text:p>
      <text:p text:style-name="P1"><text:tab/><text:tab/>load it with gvSIG and see some sample styled data</text:p>
      <text:p text:style-name="P1"><text:tab/><text:tab/>as well as a sample map.</text:p>
      <text:p text:style-name="P1"><text:tab/>&lt;/p&gt;</text:p>
      <text:p text:style-name="Normal"/>
      <text:p text:style-name="Normal"/>
      <text:p text:style-name="Normal"><text:tab/></text:p>
      <text:p text:style-name="P1">&lt;h2&gt;Getting Started&lt;/h2&gt;</text:p>
      <text:p text:style-name="Normal"/>
      <text:p text:style-name="P1">&lt;p&gt;</text:p>
      <text:p text:style-name="P1"><text:tab/>You can look for help at user documentation on</text:p>
      <text:p text:style-name="P1"><text:tab/>&lt;a href="file:///usr/local/share/gvsig/gvSIG-1_1-man-v1-en.pdf"&gt;</text:p>
      <text:p text:style-name="P1"><text:tab/>gvSIG English Manual&lt;/a&gt; (PDF). Note that this manual refers to</text:p>
      <text:p text:style-name="P1"><text:tab/>1.1.2 version as gvSIG doesn't have at this time a published</text:p>
      <text:p text:style-name="P1"><text:tab/>manual of new features in English. Visit the gvSIG community website at </text:p>
      <text:p text:style-name="P1"><text:tab/>&lt;a href="http://gvsig.org"&gt;http://gvsig.org&lt;/a&gt; for more updated</text:p>
      <text:p text:style-name="P1"><text:tab/>manuals and docs.</text:p>
      <text:p text:style-name="P1">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